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ro1" style:family="table-row">
      <style:table-row-properties style:row-height="14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OM接口手柄映射表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组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" office:value-type="string" calcext:value-type="string">
            <text:p>键</text:p>
          </table:table-cell>
          <table:table-cell office:value-type="string" calcext:value-type="string">
            <text:p>键码</text:p>
          </table:table-cell>
          <table:table-cell office:value-type="string" calcext:value-type="string">
            <text:p>键值</text:p>
          </table:table-cell>
          <table:table-cell office:value-type="string" calcext:value-type="string">
            <text:p>十进制键码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table:style-name="ce3" table:formula="of:=HEX2DEC([.B4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style-name="ce3" table:formula="of:=HEX2DEC([.B5])"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1</text:p>
          </table:table-cell>
          <table:table-cell table:style-name="ce3" table:formula="of:=HEX2DEC([.B6])" office:value-type="float" office:value="27" calcext:value-type="float">
            <text:p>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02</text:p>
          </table:table-cell>
          <table:table-cell table:style-name="ce3" table:formula="of:=HEX2DEC([.B7])" office:value-type="float" office:value="29" calcext:value-type="float">
            <text:p>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0</text:p>
          </table:table-cell>
          <table:table-cell table:style-name="ce3" table:formula="of:=HEX2DEC([.B8])" office:value-type="float" office:value="26" calcext:value-type="float">
            <text:p>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</text:p>
          </table:table-cell>
          <table:table-cell table:style-name="ce3" table:formula="of:=HEX2DEC([.B9])" office:value-type="float" office:value="20" calcext:value-type="float">
            <text:p>20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 table:number-columns-spanned="4" table:number-rows-spanned="1">
            <text:p>组3</text:p>
          </table:table-cell>
          <table:covered-table-cell table:number-columns-repeated="2"/>
          <table:covered-table-cell table:style-name="ce3" table:formula="of:=HEX2DEC([.B10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4</text:p>
          </table:table-cell>
          <table:table-cell table:style-name="ce3" table:formula="of:=HEX2DEC([.B11])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下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0</text:p>
          </table:table-cell>
          <table:table-cell table:style-name="ce3" table:formula="of:=HEX2DEC([.B12])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左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</text:p>
          </table:table-cell>
          <table:table-cell table:style-name="ce3" table:formula="of:=HEX2DEC([.B13])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右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8</text:p>
          </table:table-cell>
          <table:table-cell table:style-name="ce3" table:formula="of:=HEX2DEC([.B14])" office:value-type="float" office:value="79" calcext:value-type="float">
            <text:p>79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背键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0</text:p>
          </table:table-cell>
          <table:table-cell table:style-name="ce3" table:formula="of:=HEX2DEC([.B15])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背键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table:style-name="ce3" table:formula="of:=HEX2DEC([.B16])" office:value-type="float" office:value="23" calcext:value-type="float">
            <text:p>2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lp键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2</text:p>
          </table:table-cell>
          <table:table-cell table:style-name="ce3" table:formula="of:=HEX2DEC([.B17])" office:value-type="float" office:value="89" calcext:value-type="float">
            <text:p>89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me键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table:style-name="ce3" table:formula="of:=HEX2DEC([.B18])" office:value-type="float" office:value="74" calcext:value-type="float">
            <text:p>74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 table:number-columns-spanned="4" table:number-rows-spanned="1">
            <text:p>组2</text:p>
          </table:table-cell>
          <table:covered-table-cell table:number-columns-repeated="2"/>
          <table:covered-table-cell table:style-name="ce3" table:formula="of:=HEX2DEC([.B19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">
          <table:table-cell office:value-type="string" calcext:value-type="string">
            <text:p>Back键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4</text:p>
          </table:table-cell>
          <table:table-cell table:style-name="ce3" table:formula="of:=HEX2DEC([.B20])" office:value-type="float" office:value="88" calcext:value-type="float">
            <text:p>88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art键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8</text:p>
          </table:table-cell>
          <table:table-cell table:style-name="ce3" table:formula="of:=HEX2DEC([.B21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左遥感键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</text:p>
          </table:table-cell>
          <table:table-cell table:style-name="ce3" table:formula="of:=HEX2DEC([.B22])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右遥感键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0</text:p>
          </table:table-cell>
          <table:table-cell table:style-name="ce3" table:formula="of:=HEX2DEC([.B23])" office:value-type="float" office:value="97" calcext:value-type="float">
            <text:p>97</text:p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1">
        <table:table-column table:style-name="co1" table:default-cell-style-name="ce2"/>
        <table:table-column table:style-name="co1" table:default-cell-style-name="Default"/>
        <table:table-row table:style-name="ro3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上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下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左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右</text:p>
          </table:table-cell>
          <table:table-cell office:value-type="float" office:value="79" calcext:value-type="float">
            <text:p>79</text:p>
          </table:table-cell>
        </table:table-row>
        <table:table-row table:style-name="ro5">
          <table:table-cell office:value-type="string" calcext:value-type="string">
            <text:p>L背键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R背键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Help键</text:p>
          </table:table-cell>
          <table:table-cell office:value-type="float" office:value="89" calcext:value-type="float">
            <text:p>89</text:p>
          </table:table-cell>
        </table:table-row>
        <table:table-row table:style-name="ro5">
          <table:table-cell office:value-type="string" calcext:value-type="string">
            <text:p>Home键</text:p>
          </table:table-cell>
          <table:table-cell office:value-type="float" office:value="74" calcext:value-type="float">
            <text:p>74</text:p>
          </table:table-cell>
        </table:table-row>
        <table:table-row table:style-name="ro5">
          <table:table-cell office:value-type="string" calcext:value-type="string">
            <text:p>Back键</text:p>
          </table:table-cell>
          <table:table-cell office:value-type="float" office:value="88" calcext:value-type="float">
            <text:p>88</text:p>
          </table:table-cell>
        </table:table-row>
        <table:table-row table:style-name="ro5">
          <table:table-cell office:value-type="string" calcext:value-type="string">
            <text:p>Start键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左遥感键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右遥感键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52:33.217000000</meta:creation-date>
    <dc:date>2019-07-30T15:36:22.227000000</dc:date>
    <meta:editing-duration>PT11M58S</meta:editing-duration>
    <meta:editing-cycles>2</meta:editing-cycles>
    <meta:generator>LibreOffice/5.4.3.2$Windows_X86_64 LibreOffice_project/92a7159f7e4af62137622921e809f8546db437e5</meta:generator>
    <meta:document-statistic meta:table-count="2" meta:cell-count="118" meta:object-count="0"/>
  </office:meta>
</office:document-meta>
</file>